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Arial" svg:font-family="Arial" style:font-family-generic="roman" style:font-pitch="variable"/>
    <style:font-face style:name="Calibri" svg:font-family="Calibri" style:font-family-generic="roman" style:font-pitch="variable"/>
    <style:font-face style:name="Comic Sans MS" svg:font-family="'Comic Sans MS'"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Symbol" svg:font-family="Symbol"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Arial1" svg:font-family="Arial" style:font-family-generic="system" style:font-pitch="variable"/>
    <style:font-face style:name="Calibri1" svg:font-family="Calibri" style:font-family-generic="system" style:font-pitch="variable"/>
    <style:font-face style:name="Comic Sans MS1" svg:font-family="'Comic Sans MS'"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Noto Sans Symbols1" svg:font-family="'Noto Sans Symbol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text-properties style:font-name="Arial" fo:font-size="14pt" style:font-name-asian="Arial1" style:font-size-asian="14pt" style:font-name-complex="Arial1" style:font-size-complex="14pt"/>
    </style:style>
    <style:style style:name="P2" style:family="paragraph" style:parent-style-name="Standard">
      <style:text-properties style:font-name="Arial" fo:font-size="12pt" style:font-name-asian="Arial1" style:font-size-asian="12pt" style:font-name-complex="Arial1" style:font-size-complex="12pt"/>
    </style:style>
    <style:style style:name="P3" style:family="paragraph" style:parent-style-name="Standard">
      <style:paragraph-properties fo:margin-top="0in" fo:margin-bottom="0in" loext:contextual-spacing="false" fo:line-height="100%"/>
    </style:style>
    <style:style style:name="P4" style:family="paragraph" style:parent-style-name="Standard">
      <style:paragraph-properties fo:margin-top="0in" fo:margin-bottom="0in" loext:contextual-spacing="false" fo:line-height="100%" fo:text-align="center" style:justify-single-word="false"/>
      <style:text-properties fo:color="#000000" style:font-name="Comic Sans MS" fo:font-size="18pt" fo:font-weight="bold" style:font-name-asian="Comic Sans MS1" style:font-size-asian="18pt" style:font-weight-asian="bold" style:font-name-complex="Comic Sans MS1" style:font-size-complex="18pt" style:font-weight-complex="bold"/>
    </style:style>
    <style:style style:name="P5" style:family="paragraph" style:parent-style-name="Standard">
      <style:paragraph-properties fo:margin-top="0in" fo:margin-bottom="0in" loext:contextual-spacing="false" fo:line-height="100%"/>
      <style:text-properties fo:color="#000000" style:font-name="Trebuchet MS" style:font-name-asian="Trebuchet MS1" style:font-name-complex="Trebuchet MS1"/>
    </style:style>
    <style:style style:name="P6" style:family="paragraph" style:parent-style-name="Standard">
      <style:paragraph-properties fo:margin-top="0in" fo:margin-bottom="0in" loext:contextual-spacing="false" fo:line-height="100%"/>
      <style:text-properties fo:color="#000000" style:font-name="Arial" fo:font-weight="bold" style:font-name-asian="Arial1" style:font-weight-asian="bold" style:font-name-complex="Arial1" style:font-weight-complex="bold"/>
    </style:style>
    <style:style style:name="P7" style:family="paragraph" style:parent-style-name="Standard">
      <style:paragraph-properties fo:margin-top="0in" fo:margin-bottom="0in" loext:contextual-spacing="false" fo:line-height="100%"/>
      <style:text-properties fo:color="#000000" style:font-name="Arial" style:font-name-asian="Arial1" style:font-name-complex="Arial1"/>
    </style:style>
    <style:style style:name="P8" style:family="paragraph" style:parent-style-name="Standard">
      <style:paragraph-properties fo:margin-top="0in" fo:margin-bottom="0in" loext:contextual-spacing="false" fo:line-height="100%"/>
      <style:text-properties fo:color="#0000ff" style:font-name="Trebuchet MS" style:font-name-asian="Trebuchet MS1" style:font-name-complex="Trebuchet MS1"/>
    </style:style>
    <style:style style:name="P9" style:family="paragraph" style:parent-style-name="Standard" style:master-page-name="Standard">
      <style:paragraph-properties fo:margin-top="0in" fo:margin-bottom="0in" loext:contextual-spacing="false" fo:line-height="100%" fo:text-align="center" style:justify-single-word="false" style:page-number="1"/>
    </style:style>
    <style:style style:name="P10" style:family="paragraph" style:parent-style-name="Standard" style:list-style-name="WWNum1">
      <style:paragraph-properties fo:margin-left="1in" fo:margin-right="0in" fo:margin-top="0.1945in" fo:margin-bottom="0in" loext:contextual-spacing="false" fo:line-height="100%" fo:text-indent="-0.25in" style:auto-text-indent="false"/>
    </style:style>
    <style:style style:name="P11"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12" style:family="paragraph" style:parent-style-name="Standard" style:list-style-name="WWNum1">
      <style:paragraph-properties fo:margin-left="1in" fo:margin-right="0in" fo:margin-top="0in" fo:margin-bottom="0.1945in" loext:contextual-spacing="false" fo:line-height="100%" fo:text-indent="-0.25in" style:auto-text-indent="false"/>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style style:name="T1" style:family="text">
      <style:text-properties fo:color="#000000" style:font-name="Comic Sans MS" fo:font-size="18pt" fo:font-weight="bold" style:font-name-asian="Comic Sans MS1" style:font-size-asian="18pt" style:font-weight-asian="bold" style:font-name-complex="Comic Sans MS1" style:font-size-complex="18pt" style:font-weight-complex="bold"/>
    </style:style>
    <style:style style:name="T2" style:family="text">
      <style:text-properties fo:color="#000000" style:font-name="Arial" fo:font-size="16pt" fo:font-weight="bold" style:font-name-asian="Arial1" style:font-size-asian="16pt" style:font-weight-asian="bold" style:font-name-complex="Arial1" style:font-size-complex="16pt" style:font-weight-complex="bold"/>
    </style:style>
    <style:style style:name="T3" style:family="text">
      <style:text-properties fo:color="#000000" style:font-name="Arial" fo:font-weight="bold" style:font-name-asian="Arial1" style:font-weight-asian="bold" style:font-name-complex="Arial1" style:font-weight-complex="bold"/>
    </style:style>
    <style:style style:name="T4" style:family="text">
      <style:text-properties fo:color="#000000" style:font-name="Arial" style:font-name-asian="Arial1" style:font-name-complex="Arial1"/>
    </style:style>
    <style:style style:name="T5" style:family="text">
      <style:text-properties fo:color="#000000" style:font-name="Arial" fo:font-size="12pt" fo:font-weight="bold" style:font-name-asian="Arial1" style:font-size-asian="12pt" style:font-weight-asian="bold" style:font-name-complex="Arial1" style:font-size-complex="12pt" style:font-weight-complex="bold"/>
    </style:style>
    <style:style style:name="T6" style:family="text">
      <style:text-properties fo:color="#000000" style:font-name="Arial" fo:font-size="12pt" style:font-name-asian="Arial1" style:font-size-asian="12pt" style:font-name-complex="Arial1" style:font-size-complex="12pt"/>
    </style:style>
    <style:style style:name="T7" style:family="text">
      <style:text-properties fo:color="#000000" style:font-name="Trebuchet MS" style:font-name-asian="Trebuchet MS1" style:font-name-complex="Trebuchet MS1"/>
    </style:style>
    <style:style style:name="T8" style:family="text">
      <style:text-properties fo:color="#000000" style:font-name="Trebuchet MS" fo:font-weight="bold" style:font-name-asian="Trebuchet MS1" style:font-weight-asian="bold" style:font-name-complex="Trebuchet MS1" style:font-weight-complex="bold"/>
    </style:style>
    <style:style style:name="T9" style:family="text">
      <style:text-properties fo:color="#000000" style:font-name="Noto Sans Symbols" style:font-name-asian="Noto Sans Symbols1" style:font-name-complex="Noto Sans Symbols1"/>
    </style:style>
    <style:style style:name="T10" style:family="text">
      <style:text-properties fo:color="#000000" style:font-name="Symbol" style:font-name-asian="Symbol1" style:font-name-complex="Symbol1"/>
    </style:style>
    <style:style style:name="T11" style:family="text">
      <style:text-properties fo:color="#000000" style:text-position="super 58%" style:font-name="Trebuchet MS" style:font-name-asian="Trebuchet MS1" style:font-name-complex="Trebuchet MS1"/>
    </style:style>
    <style:style style:name="T12" style:family="text">
      <style:text-properties style:font-name="Trebuchet MS" style:font-name-asian="Trebuchet MS1" style:font-name-complex="Trebuchet MS1"/>
    </style:style>
    <style:style style:name="T13" style:family="text">
      <style:text-properties style:font-name="Trebuchet MS" fo:font-weight="bold" style:font-name-asian="Trebuchet MS1" style:font-weight-asian="bold" style:font-name-complex="Trebuchet MS1" style:font-weight-complex="bold"/>
    </style:style>
    <style:style style:name="T14" style:family="text">
      <style:text-properties fo:color="#0000ff" style:font-name="Trebuchet MS" style:font-name-asian="Trebuchet MS1" style:font-name-complex="Trebuchet MS1"/>
    </style:style>
    <style:style style:name="T15" style:family="text">
      <style:text-properties style:font-name="Arial" fo:font-size="14pt" style:font-name-asian="Arial1" style:font-size-asian="14pt" style:font-name-complex="Arial1" style:font-size-complex="14pt"/>
    </style:style>
    <style:style style:name="T16" style:family="text">
      <style:text-properties style:font-name="Arial" fo:font-size="12pt" style:font-name-asian="Arial1" style:font-size-asian="12pt" style:font-name-complex="Arial1" style:font-size-complex="12pt"/>
    </style:style>
    <style:style style:name="T17"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Extra Time Out of School Club</text:span></text:p>
      <text:p text:style-name="P4"/>
      <text:p text:style-name="P3"><text:span text:style-name="T2">Missing Child Procedure</text:span></text:p>
      <text:p text:style-name="P3"><text:span text:style-name="T7">At </text:span><text:span text:style-name="T12">Extra Time, </text:span><text:span text:style-name="T7">our staff, are always alert to the possibility that children can go missing</text:span></text:p>
      <text:p text:style-name="P3"><text:span text:style-name="T7">during sessions. To minimise the risk of this happening staff will carry out periodic head counts, particularly when escorting children between locations (e.g.: walking from the classrooms to the Club).</text:span></text:p>
      <text:p text:style-name="P5"/>
      <text:p text:style-name="P3"><text:span text:style-name="T3">BREAKFAST CLUB</text:span></text:p>
      <text:p text:style-name="P3"><text:span text:style-name="T4">Children accompanied to the toilets by a staff member, if at an appropriate age (KS2 children do NOT get accompanied, unless there are a lot of visitors), we do regular head counts, and put a time scale on a child visiting the toilet, then checking up if they haven’t come back.</text:span></text:p>
      <text:p text:style-name="P6"/>
      <text:p text:style-name="P6"/>
      <text:p text:style-name="P3"><text:span text:style-name="T3">PICKING UP FROM SCHOOL</text:span></text:p>
      <text:p text:style-name="P3"><text:span text:style-name="T7">If a child cannot be located on collecting from class, the following steps will be taken:</text:span></text:p>
      <text:p text:style-name="P3"><text:span text:style-name="T9">• </text:span><text:span text:style-name="T4">staff will ask the class teacher if the child has been in school, or go to the office if the teacher is not in their class.</text:span></text:p>
      <text:p text:style-name="P3"><text:span text:style-name="T10">•</text:span><text:span text:style-name="T7">All staff will be informed that the child is missing.</text:span></text:p>
      <text:p text:style-name="P3"><text:span text:style-name="T9">• </text:span><text:span text:style-name="T7">Staff will conduct a thorough search of the premises and surrounding area, maintaining supervision of other children.</text:span></text:p>
      <text:p text:style-name="P3"><text:span text:style-name="T9">• </text:span><text:span text:style-name="T7">After the search, a member of staff will have already established if the child attended school that day, or gone home sick and will then contact the child’s parents or carer.</text:span></text:p>
      <text:p text:style-name="P3"><text:span text:style-name="T9">• </text:span><text:span text:style-name="T7">Staff will continue to search for the child whilst the above information is being sought. </text:span></text:p>
      <text:p text:style-name="P3"><text:span text:style-name="T9">• </text:span><text:span text:style-name="T7">We will maintain as normal a routine as possible for the rest of the children at the Club.</text:span></text:p>
      <text:p text:style-name="P3"><text:span text:style-name="T9">• </text:span><text:span text:style-name="T7">The manager / deputy will liaise with the child’s parent or carer and if they cannot be contacted, and the where-about cannot be sought from a teacher/ member of staff from the office in school, the police will be called.</text:span></text:p>
      <text:p text:style-name="P5"/>
      <text:p text:style-name="P3"><text:span text:style-name="T8">FIRE DRILLS</text:span></text:p>
      <text:p text:style-name="P3"><text:span text:style-name="T7">We have a fire drill once a term, and these are held at different times of the day. If during an afternoon session especially, when children are sometimes attending a sports activity in school first then come to us afterwards, parents are asked to inform the out of school club, if they pick up their child from the sports they have to let us know… if not, we will ask the parents to cancel their child out of either the childcare or sport activity, due to it taking a lot of time to do a lost child check on missing children. </text:span></text:p>
      <text:p text:style-name="P5"/>
      <text:p text:style-name="P3"><text:span text:style-name="T3">IF ON A TRIP</text:span></text:p>
      <text:p text:style-name="P3"><text:span text:style-name="T4">Whilst out of the play setting on trips, children are given / helped to put on a wristband which has clubs telephone number on it, and an explanation as to what to do if they get lost. Head counts are taken regularly, to ensure we do not lose any children. We take a photograph of each child on the morning of the trip day, as evidence of what the child is wearing and looks like if they were to get lost whist we were out and about. We are aware, that children can wander off if they see anything that catches their eye, if this does happen the staff will do the following:</text:span></text:p>
      <text:p text:style-name="P7"><text:soft-page-break/></text:p>
      <text:p text:style-name="P3"><text:span text:style-name="T10">•</text:span><text:span text:style-name="T7">All staff will be informed that the child is missing.</text:span></text:p>
      <text:p text:style-name="P3"><text:span text:style-name="T9">• </text:span><text:span text:style-name="T7">Staff will conduct a thorough search of the premises and surrounding area.</text:span></text:p>
      <text:p text:style-name="P3"><text:span text:style-name="T9">• </text:span><text:span text:style-name="T7">We will maintain as normal a routine as possible for the rest of the children and keep them together whilst other staff members are looking for the lost child.</text:span></text:p>
      <text:p text:style-name="P3"><text:span text:style-name="T9">• </text:span><text:span text:style-name="T7">A staff member will contact a supervisor of the area we are visiting to establish if we can get a message to security staff etc. </text:span></text:p>
      <text:p text:style-name="P3"><text:span text:style-name="T10">•</text:span><text:span text:style-name="T7">The Owner will be contacted if not already on the trip.</text:span></text:p>
      <text:p text:style-name="P3"><text:span text:style-name="T10">•</text:span><text:span text:style-name="T7">The person in charge of the outing will liaise with the child’s parent or carer and if they cannot be found in the immediate area, <text:s/>the police will be called.</text:span></text:p>
      <text:p text:style-name="P3"><text:span text:style-name="T10">•</text:span><text:span text:style-name="T7">If the time comes where the visit comes to an end, the remaining children and staff will continue to return home, via transport, a staff member will be left at the venue, where the parents / carer will meet them there, to continue with the search.</text:span></text:p>
      <text:p text:style-name="P7"/>
      <text:p text:style-name="P7"/>
      <text:p text:style-name="P3"><text:span text:style-name="T7">Any incident will be recorded in the </text:span><text:span text:style-name="T8">Incident Book</text:span><text:span text:style-name="T7">. A review will be conducted regarding this and any other related incidents along with relevant policies and procedures. We will identify and implement any changes as necessary.</text:span></text:p>
      <text:p text:style-name="P5"/>
      <text:p text:style-name="P3"><text:span text:style-name="T7">If the police or Social Care were involved in the incident, we will also inform Ofsted.</text:span></text:p>
      <text:p text:style-name="P5"/>
      <text:p text:style-name="P3"><text:span text:style-name="T5">Useful numbers</text:span></text:p>
      <text:list xml:id="list3353525605" text:style-name="WWNum1">
        <text:list-item>
          <text:list>
            <text:list-item>
              <text:p text:style-name="P10"><text:span text:style-name="T7">Police: </text:span><text:span text:style-name="T6">0114 220 2020</text:span></text:p>
            </text:list-item>
            <text:list-item>
              <text:p text:style-name="P11"><text:span text:style-name="T7">Social Care: </text:span><text:span text:style-name="T13">Numbers are in the telephone</text:span></text:p>
            </text:list-item>
            <text:list-item>
              <text:p text:style-name="P12"><text:span text:style-name="T7">Ofsted: 0300 123 1231</text:span></text:p>
            </text:list-item>
          </text:list>
        </text:list-item>
      </text:list>
      <text:p text:style-name="P3"><text:span text:style-name="T7">This policy was reviewed by: </text:span><text:span text:style-name="T13">Extra Time</text:span></text:p>
      <text:p text:style-name="P8"/>
      <text:p text:style-name="P3"><text:span text:style-name="T14"><text:s/></text:span><text:span text:style-name="T7">Date: 26</text:span><text:span text:style-name="T11">th</text:span><text:span text:style-name="T7"> Feb 2025</text:span></text:p>
      <text:p text:style-name="P5"/>
      <text:p text:style-name="Standard"><text:span text:style-name="T7">Signed: <text:tab/><text:tab/><text:tab/> <text:s text:c="8"/>Position in club: owner </text:span></text:p>
      <text:p text:style-name="Standard"><text:span text:style-name="T7">To be reviewed: march 2026</text:span></text:p>
      <text:p text:style-name="Standard"><text:span text:style-name="T15">I the undersigned, am signing to say that I have reviewed this policy with the team, and will adhere to the policy at all times. </text:span></text:p>
      <text:p text:style-name="P1"/>
      <text:p text:style-name="Standard"><text:soft-page-break/><text:span text:style-name="T16">A.Grosse:<text:tab/> <text:s text:c="36"/><text:tab/> <text:s text:c="9"/>Date:</text:span></text:p>
      <text:p text:style-name="P2"/>
      <text:p text:style-name="Standard"><text:span text:style-name="T16">N.Walton:<text:tab/><text:tab/><text:tab/><text:tab/><text:tab/><text:tab/>Date:</text:span></text:p>
      <text:p text:style-name="P2"/>
      <text:p text:style-name="Standard"><text:span text:style-name="T16">H.Bailey:<text:tab/><text:tab/><text:tab/><text:tab/><text:tab/><text:tab/>Date:</text:span></text:p>
      <text:p text:style-name="P2"/>
      <text:p text:style-name="Standard"><text:span text:style-name="T16">T.Quinn:<text:tab/><text:tab/><text:tab/><text:tab/><text:tab/><text:tab/>Date:</text:span></text:p>
      <text:p text:style-name="P2"/>
      <text:p text:style-name="Standard"><text:span text:style-name="T16">M.Wright:<text:tab/><text:tab/><text:tab/><text:tab/><text:tab/><text:tab/>D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Arial" svg:font-family="Arial" style:font-family-generic="roman" style:font-pitch="variable"/>
    <style:font-face style:name="Calibri" svg:font-family="Calibri" style:font-family-generic="roman" style:font-pitch="variable"/>
    <style:font-face style:name="Comic Sans MS" svg:font-family="'Comic Sans MS'"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Symbol" svg:font-family="Symbol"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mic Sans MS1" svg:font-family="'Comic Sans MS'"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none" fo:country="none"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none" fo:country="none"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font-weight-complex="bold"/>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font-weight-complex="bold"/>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font-weight-complex="bold"/>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font-weight-complex="bold"/>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font-weight-complex="bold"/>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font-weight-complex="bold"/>
    </style:style>
    <style:style style:name="Header" style:family="paragraph" style:parent-style-name="normal"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Footer" style:family="paragraph" style:parent-style-name="normal" style:default-outline-level="" style:class="extra">
      <style:paragraph-properties fo:margin-top="0in" fo:margin-bottom="0in" loext:contextual-spacing="false" fo:line-height="100%">
        <style:tab-stops>
          <style:tab-stop style:position="3.1339in" style:type="center"/>
          <style:tab-stop style:position="6.2681in" style:type="right"/>
        </style:tab-stops>
      </style:paragraph-properties>
    </style:style>
    <style:style style:name="Balloon_20_Text" style:display-name="Balloon Text" style:family="paragraph" style:parent-style-name="normal"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font-style-complex="italic"/>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Trebuchet MS" fo:font-family="'Trebuchet MS'" style:font-family-generic="roman" style:font-pitch="variable"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number text:level="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style style:name="MT1" style:family="text">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font-style-complex="normal" style:font-weight-complex="normal"/>
    </style:style>
    <style:page-layout style:name="Mpm1">
      <style:page-layout-properties fo:page-width="8.2681in" fo:page-height="11.6929in" style:num-format="1" style:print-orientation="portrait" fo:margin-top="0.4917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page-layout>
  </office:automatic-styles>
  <office:master-styles>
    <style:master-page style:name="Standard" style:page-layout-name="Mpm1">
      <style:header>
        <text:p text:style-name="MP1"><text:span text:style-name="MT1"><text:s text:c="89"/>Extra time policy and procedures Feb 2025</text:span></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2-26T11:31:00</meta:creation-date>
    <meta:initial-creator>Mandy</meta:initial-creator>
    <meta:document-statistic meta:table-count="0" meta:image-count="0" meta:object-count="0" meta:page-count="3" meta:paragraph-count="43" meta:word-count="812" meta:character-count="4581" meta:non-whitespace-character-count="3639"/>
    <meta:generator>LibreOfficeDev/6.0.5.2$Linux_X86_64 LibreOffice_project/</meta:generator>
  </office:meta>
</office:document-meta>
</file>